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7"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thin solid #000000" fo:border-bottom="none" fo:border-left="none" fo:border-right="thin solid #000000" fo:background-color="transparent"/>
    </style:style>
    <style:style style:name="ce70"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89.25pt" style:use-optimal-row-height="true" fo:break-before="auto"/>
    </style:style>
    <style:style style:name="ro12" style:family="table-row">
      <style:table-row-properties style:row-height="102pt" style:use-optimal-row-height="true" fo:break-before="auto"/>
    </style:style>
    <style:style style:name="ro13" style:family="table-row">
      <style:table-row-properties style:row-height="114.75pt" style:use-optimal-row-height="true" fo:break-before="auto"/>
    </style:style>
    <style:style style:name="ro14" style:family="table-row">
      <style:table-row-properties style:row-height="63.75pt" style:use-optimal-row-height="true" fo:break-before="auto"/>
    </style:style>
    <style:style style:name="ro15" style:family="table-row">
      <style:table-row-properties style:row-height="76.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281.45pt" style:use-optimal-row-height="false" fo:break-before="auto"/>
    </style:style>
    <style:style style:name="ro19" style:family="table-row">
      <style:table-row-properties style:row-height="165.75pt" style:use-optimal-row-height="true" fo:break-before="auto"/>
    </style:style>
    <style:style style:name="ro20" style:family="table-row">
      <style:table-row-properties style:row-height="140.25pt" style:use-optimal-row-height="true" fo:break-before="auto"/>
    </style:style>
    <style:style style:name="ro21" style:family="table-row">
      <style:table-row-properties style:row-height="105pt" style:use-optimal-row-height="false" fo:break-before="auto"/>
    </style:style>
    <style:style style:name="ro22" style:family="table-row">
      <style:table-row-properties style:row-height="178.5pt" style:use-optimal-row-height="true" fo:break-before="auto"/>
    </style:style>
    <style:style style:name="ro23" style:family="table-row">
      <style:table-row-properties style:row-height="204pt" style:use-optimal-row-height="true" fo:break-before="auto"/>
    </style:style>
    <style:style style:name="ro24" style:family="table-row">
      <style:table-row-properties style:row-height="227.4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8">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9">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2">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2">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3">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3">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3">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9">
          <table:table-cell office:value-type="string" table:style-name="ce38">
            <text:p>GrpResets</text:p>
          </table:table-cell>
          <table:table-cell office:value-type="string" table:number-columns-spanned="1" table:number-rows-spanned="3" table:style-name="ce63">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7">
            <table:table-cell table:style-name="ce40"/>
            <table:covered-table-cell/>
            <table:table-cell office:value-type="string" table:style-name="ce41">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0">
            <table:table-cell table:style-name="ce42"/>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5">
            <text:p>To test a command's features that are common to all command sets.</text:p>
          </table:table-cell>
          <table:table-cell office:value-type="string" table:style-name="ce34">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1">
            <table:table-cell table:style-name="ce42"/>
            <table:covered-table-cell/>
            <table:table-cell office:value-type="string" table:style-name="ce34">
              <text:p>CIDAcceptedIOSQ_r10b</text:p>
            </table:table-cell>
            <table:table-cell office:value-type="string" table:style-name="ce44">
              <text:p>revision 1.0b, section 4</text:p>
            </table:table-cell>
            <table:table-cell office:value-type="string" table:content-validation-name="val1" table:style-name="ce45">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2"/>
            <table:covered-table-cell/>
            <table:table-cell office:value-type="string" table:style-name="ce34">
              <text:p>IllegalAdminCmds_r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2"/>
            <table:covered-table-cell/>
            <table:table-cell office:value-type="string" table:style-name="ce34">
              <text:p>IllegalNVMCmds_r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3">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1">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1">
            <table:table-cell table:style-name="ce50"/>
            <table:covered-table-cell/>
            <table:table-cell office:value-type="string" table:style-name="ce51">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50"/>
            <table:covered-table-cell/>
            <table:table-cell office:value-type="string" table:style-name="ce51">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5">
            <table:table-cell table:style-name="ce50"/>
            <table:covered-table-cell/>
            <table:table-cell office:value-type="string" table:style-name="ce51">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50"/>
            <table:covered-table-cell/>
            <table:table-cell office:value-type="string" table:style-name="ce51">
              <text:p>IllegalCreateQs_r10b</text:p>
            </table:table-cell>
            <table:table-cell office:value-type="string" table:style-name="ce43">
              <text:p>revision 1.0b, section 5</text:p>
            </table:table-cell>
            <table:table-cell office:value-type="string" table:content-validation-name="val1" table:style-name="ce45">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1">
            <table:table-cell table:style-name="ce50"/>
            <table:covered-table-cell/>
            <table:table-cell office:value-type="string" table:style-name="ce51">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6">
            <table:table-cell table:style-name="ce50"/>
            <table:covered-table-cell/>
            <table:table-cell office:value-type="string" table:style-name="ce51">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7">
            <table:table-cell table:style-name="ce42"/>
            <table:covered-table-cell/>
            <table:table-cell office:value-type="string" table:style-name="ce51">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5">
          <table:table-cell office:value-type="string" table:style-name="ce12">
            <text:p>GrpNVMWriteCmd</text:p>
          </table:table-cell>
          <table:table-cell office:value-type="string" table:number-columns-spanned="1" table:number-rows-spanned="18" table:style-name="ce63">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1">
            <table:table-cell table:style-name="ce52"/>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1">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1">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6">
            <text:p>NVM cmd set write/read test cases that require data verification to detect a successful outcome.</text:p>
          </table:table-cell>
          <table:table-cell office:value-type="string" table:number-columns-spanned="1" table:number-rows-spanned="2" table:style-name="ce67">
            <text:p>PRPOffsetSinglePgSingleBlk_r10b</text:p>
          </table:table-cell>
          <table:table-cell office:value-type="string" table:number-columns-spanned="1" table:number-rows-spanned="2" table:style-name="ce65">
            <text:p>revision 1.0b, section 6</text:p>
          </table:table-cell>
          <table:table-cell office:value-type="string" table:number-columns-spanned="1" table:number-rows-spanned="2" table:content-validation-name="val1" table:style-name="ce68">
            <text:p>Vary buff offset for single-page/single-blk against PRP1/PRP2.</text:p>
          </table:table-cell>
          <table:table-cell office:value-type="string" table:number-columns-spanned="1" table:number-rows-spanned="2" table:style-name="ce6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3">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4">
            <table:table-cell table:number-columns-spanned="1" table:number-rows-spanned="2" table:style-name="ce69"/>
            <table:covered-table-cell/>
            <table:covered-table-cell/>
            <table:covered-table-cell/>
            <table:covered-table-cell/>
            <table:covered-table-cell/>
            <table:covered-table-cell/>
            <table:table-cell table:number-columns-repeated="16377" table:style-name="ce1"/>
          </table:table-row>
          <table:table-row table:style-name="ro18">
            <table:covered-table-cell/>
            <table:covered-table-cell/>
            <table:table-cell office:value-type="string" table:style-name="ce51">
              <text:p>PRPOffsetSinglePgMultiBlk_r10b</text:p>
            </table:table-cell>
            <table:table-cell office:value-type="string" table:style-name="ce43">
              <text:p>revision 1.0b, section 6</text:p>
            </table:table-cell>
            <table:table-cell office:value-type="string" table:content-validation-name="val1" table:style-name="ce45">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2"/>
            <table:covered-table-cell/>
            <table:table-cell office:value-type="string" table:style-name="ce51">
              <text:p>PRPOffsetDualPgMultiBlk_r10b</text:p>
            </table:table-cell>
            <table:table-cell office:value-type="string" table:style-name="ce43">
              <text:p>revision 1.0b, section 6</text:p>
            </table:table-cell>
            <table:table-cell office:value-type="string" table:content-validation-name="val1" table:style-name="ce45">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2"/>
            <table:covered-table-cell/>
            <table:table-cell office:value-type="string" table:style-name="ce51">
              <text:p>PRPOffsetMultiPgMultiBlk_r10b</text:p>
            </table:table-cell>
            <table:table-cell office:value-type="string" table:style-name="ce43">
              <text:p>revision 1.0b, section 6</text:p>
            </table:table-cell>
            <table:table-cell office:value-type="string" table:content-validation-name="val1" table:style-name="ce45">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1">
            <table:table-cell table:style-name="ce42"/>
            <table:covered-table-cell/>
            <table:table-cell office:value-type="string" table:style-name="ce51">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2"/>
            <table:covered-table-cell/>
            <table:table-cell office:value-type="string" table:style-name="ce5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2"/>
            <table:covered-table-cell/>
            <table:table-cell office:value-type="string" table:style-name="ce51">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2"/>
            <table:covered-table-cell/>
            <table:table-cell office:value-type="string" table:style-name="ce5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0">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19">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9">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2"/>
            <table:covered-table-cell/>
            <table:table-cell office:value-type="string" table:style-name="ce51">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5">
          <table:table-cell office:value-type="string" table:style-name="ce38">
            <text:p>GrpNVMReadCmd</text:p>
          </table:table-cell>
          <table:table-cell office:value-type="string" table:number-columns-spanned="1" table:number-rows-spanned="17" table:style-name="ce66">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5">
            <table:table-cell table:style-name="ce52"/>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1">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1">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6">
            <text:p>NVM cmd set flush test cases.</text:p>
          </table: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1">
            <table:table-cell table:style-name="ce42"/>
            <table:covered-table-cell/>
            <table:table-cell office:value-type="string" table:style-name="ce13">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1">
            <table:table-cell table:style-name="ce42"/>
            <table:covered-table-cell/>
            <table:table-cell office:value-type="string" table:style-name="ce13">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1">
            <table:table-cell table:style-name="ce42"/>
            <table:covered-table-cell/>
            <table:table-cell office:value-type="string" table:style-name="ce13">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6">
            <text:p>NVM cmd set write uncorrectabl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1">
            <table:table-cell table:style-name="ce42"/>
            <table:covered-table-cell/>
            <table:table-cell office:value-type="string" table:style-name="ce28">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2"/>
            <table:covered-table-cell/>
            <table:table-cell office:value-type="string" table:style-name="ce13">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4">
            <table:table-cell table:style-name="ce42"/>
            <table:covered-table-cell/>
            <table:table-cell office:value-type="string" table:style-name="ce13">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1">
            <table:table-cell table:style-name="ce42"/>
            <table:covered-table-cell/>
            <table:table-cell office:value-type="string" table:style-name="ce13">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1">
            <table:table-cell table:style-name="ce42"/>
            <table:covered-table-cell/>
            <table:table-cell office:value-type="string" table:style-name="ce13">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3">
            <text:p>NVM cmd set dataset mgmt test cases.</text:p>
          </table:table-cell>
          <table:table-cell office:value-type="string" table:style-name="ce41">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5">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2">
            <table:table-cell table:style-name="ce42"/>
            <table:covered-table-cell/>
            <table:table-cell office:value-type="string" table:style-name="ce53">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2"/>
            <table:covered-table-cell/>
            <table:table-cell office:value-type="string" table:style-name="ce13">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1">
            <table:table-cell table:style-name="ce42"/>
            <table:covered-table-cell/>
            <table:table-cell office:value-type="string" table:style-name="ce13">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2"/>
            <table:covered-table-cell/>
            <table:table-cell office:value-type="string" table:style-name="ce13">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9">
            <table:table-cell table:style-name="ce42"/>
            <table:covered-table-cell/>
            <table:table-cell office:value-type="string" table:style-name="ce13">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2"/>
            <table:covered-table-cell/>
            <table:table-cell office:value-type="string" table:style-name="ce13">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table-cell table:style-name="ce42"/>
            <table:covered-table-cell/>
            <table:table-cell office:value-type="string" table:style-name="ce13">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2"/>
            <table:covered-table-cell/>
            <table:table-cell office:value-type="string" table:style-name="ce13">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table-cell table:style-name="ce42"/>
            <table:covered-table-cell/>
            <table:table-cell office:value-type="string" table:style-name="ce13">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1">
            <table:table-cell table:style-name="ce42"/>
            <table:covered-table-cell/>
            <table:table-cell office:value-type="string" table:style-name="ce13">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3">
            <text:p>NVM cmd set compar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1">
            <table:table-cell table:style-name="ce7"/>
            <table:covered-table-cell/>
            <table:table-cell office:value-type="string" table:style-name="ce28">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1">
            <table:table-cell table:style-name="ce52"/>
            <table:covered-table-cell/>
            <table:table-cell office:value-type="string" table:style-name="ce28">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1">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3">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2"/>
            <table:covered-table-cell/>
            <table:table-cell office:value-type="string" table:style-name="ce1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5">
            <table:table-cell table:style-name="ce42"/>
            <table:covered-table-cell/>
            <table:table-cell office:value-type="string" table:style-name="ce1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5">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5">
            <table:table-cell table:style-name="ce42"/>
            <table:covered-table-cell/>
            <table:table-cell office:value-type="string" table:style-name="ce13">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5">
            <table:table-cell table:style-name="ce42"/>
            <table:covered-table-cell/>
            <table:table-cell office:value-type="string" table:style-name="ce1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6">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2">
            <table:table-cell table:style-name="ce42"/>
            <table:covered-table-cell/>
            <table:table-cell office:value-type="string" table:style-name="ce1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1">
            <table:table-cell table:style-name="ce42"/>
            <table:covered-table-cell/>
            <table:table-cell office:value-type="string" table:style-name="ce1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1">
            <table:table-cell table:style-name="ce7"/>
            <table:covered-table-cell/>
            <table:table-cell office:value-type="string" table:style-name="ce28">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2"/>
            <table:covered-table-cell/>
            <table:table-cell office:value-type="string" table:style-name="ce13">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2"/>
            <table:covered-table-cell/>
            <table:table-cell office:value-type="string" table:style-name="ce13">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2"/>
            <table:covered-table-cell/>
            <table:table-cell office:value-type="string" table:style-name="ce13">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table-cell table:style-name="ce42"/>
            <table:covered-table-cell/>
            <table:table-cell office:value-type="string" table:style-name="ce13">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5">
            <table:table-cell table:style-name="ce42"/>
            <table:covered-table-cell/>
            <table:table-cell office:value-type="string" table:style-name="ce13">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1">
            <table:table-cell table:style-name="ce42"/>
            <table:covered-table-cell/>
            <table:table-cell office:value-type="string" table:style-name="ce1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1">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1">
            <table:table-cell table:style-name="ce42"/>
            <table:covered-table-cell/>
            <table:table-cell office:value-type="string" table:style-name="ce13">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2">
            <table:table-cell table:style-name="ce42"/>
            <table:covered-table-cell/>
            <table:table-cell office:value-type="string" table:style-name="ce1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2">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3">
            <text:p>MSI-single, MSI-multi, MSI-X test cases.</text:p>
          </table:table-cell>
          <table:table-cell office:value-type="string" table:style-name="ce70">
            <text:p>InvalidMSIXIRQ_r10b</text:p>
          </table:table-cell>
          <table:table-cell office:value-type="string" table:style-name="ce43">
            <text:p>revision 1.0b, section 4,7</text:p>
          </table:table-cell>
          <table:table-cell office:value-type="string" table:content-validation-name="val1" table:style-name="ce45">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24">
            <table:table-cell table:style-name="ce42"/>
            <table:covered-table-cell/>
            <table:table-cell office:value-type="string" table:style-name="ce13">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9">
            <table:table-cell table:style-name="ce42"/>
            <table:covered-table-cell/>
            <table:table-cell office:value-type="string" table:style-name="ce53">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2"/>
            <table:covered-table-cell/>
            <table:table-cell office:value-type="string" table:style-name="ce13">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5">
            <table:table-cell table:style-name="ce42"/>
            <table:covered-table-cell/>
            <table:table-cell office:value-type="string" table:style-name="ce13">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1">
            <table:table-cell table:style-name="ce42"/>
            <table:covered-table-cell/>
            <table:table-cell office:value-type="string" table:style-name="ce53">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2">
            <table:table-cell table:style-name="ce42"/>
            <table:covered-table-cell/>
            <table:table-cell office:value-type="string" table:style-name="ce13">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2"/>
            <table:covered-table-cell/>
            <table:table-cell office:value-type="string" table:style-name="ce54">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4">
            <table:table-cell table:style-name="ce42"/>
            <table:covered-table-cell/>
            <table:table-cell office:value-type="string" table:style-name="ce53">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2">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7"/>
            <table:table-cell table:number-columns-repeated="16377" table:style-name="ce1"/>
          </table:table-row>
          <table:table-row table:style-name="ro17">
            <table:table-cell table:style-name="ce42"/>
            <table:covered-table-cell/>
            <table:table-cell office:value-type="string" table:style-name="ce13">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6">
          <table:table-cell office:value-type="string" table:style-name="ce38">
            <text:p>GrpAdminDeleteIOSQCmd</text:p>
          </table:table-cell>
          <table:table-cell office:value-type="string" table:number-columns-spanned="1" table:number-rows-spanned="4" table:style-name="ce63">
            <text:p>Admin cmd set delete IOS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4">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38">
            <text:p>GrpAdminDeleteIOCQCmd</text:p>
          </table:table-cell>
          <table:table-cell office:value-type="string" table:number-columns-spanned="1" table:number-rows-spanned="4" table:style-name="ce63">
            <text:p>Admin cmd set delete IOC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3">
          <table:table-cell office:value-type="string" table:style-name="ce12">
            <text:p>GrpAdminCreateIOCQCmd</text:p>
          </table:table-cell>
          <table:table-cell office:value-type="string" table:number-columns-spanned="1" table:number-rows-spanned="3" table:style-name="ce63">
            <text:p>Admin cmd set create IOC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2">
          <table:table-cell office:value-type="string" table:style-name="ce12">
            <text:p>GrpAdminCreateIOSQCmd</text:p>
          </table:table-cell>
          <table:table-cell office:value-type="string" table:number-columns-spanned="1" table:number-rows-spanned="5" table:style-name="ce63">
            <text:p>Admin cmd set create IOS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7">
            <table:table-cell table:style-name="ce50"/>
            <table:covered-table-cell/>
            <table:table-cell office:value-type="string" table:style-name="ce13">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3">
          <table:table-cell office:value-type="string" table:style-name="ce12">
            <text:p>GrpAdminCreateIOQCmd</text:p>
          </table:table-cell>
          <table:table-cell office:value-type="string" table:number-columns-spanned="1" table:number-rows-spanned="7" table:style-name="ce63">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1">
            <table:table-cell table:style-name="ce42"/>
            <table:covered-table-cell/>
            <table:table-cell office:value-type="string" table:style-name="ce13">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1">
            <table:table-cell table:style-name="ce42"/>
            <table:covered-table-cell/>
            <table:table-cell office:value-type="string" table:style-name="ce13">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3">
            <table:table-cell table:style-name="ce42"/>
            <table:covered-table-cell/>
            <table:table-cell office:value-type="string" table:style-name="ce13">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2"/>
            <table:covered-table-cell/>
            <table:table-cell office:value-type="string" table:style-name="ce13">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3">
            <table:table-cell table:style-name="ce42"/>
            <table:covered-table-cell/>
            <table:table-cell office:value-type="string" table:style-name="ce13">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2"/>
            <table:covered-table-cell/>
            <table:table-cell office:value-type="string" table:style-name="ce13">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3">
            <text:p>Admin cmd set firmware activat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3">
            <text:p>Admin cmd set firmware image downloa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3">
            <text:p>Admin cmd set format NVM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3">
            <text:p>Admin cmd set security sen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3">
            <text:p>Admin cmd set security receiv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5">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4-24T17:06:32Z</dc:date>
    <meta:print-date>2012-02-10T16:57:31Z</meta:print-date>
  </office:meta>
</office:document-meta>
</file>